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4.4299in"/>
        </style:tab-stops>
      </style:paragraph-properties>
    </style:style>
    <style:style style:name="P2" style:family="paragraph" style:parent-style-name="Standard">
      <style:paragraph-properties>
        <style:tab-stops>
          <style:tab-stop style:position="4.4299in"/>
        </style:tab-stops>
      </style:paragraph-properties>
      <style:text-properties officeooo:paragraph-rsid="00161694"/>
    </style:style>
    <style:style style:name="P3" style:family="paragraph" style:parent-style-name="Standard">
      <style:text-properties officeooo:rsid="001259d7" officeooo:paragraph-rsid="001259d7"/>
    </style:style>
    <style:style style:name="P4" style:family="paragraph" style:parent-style-name="Standard">
      <style:text-properties officeooo:rsid="001259d7" officeooo:paragraph-rsid="00161694"/>
    </style:style>
    <style:style style:name="P5" style:family="paragraph" style:parent-style-name="Standard">
      <style:text-properties officeooo:paragraph-rsid="001382e5"/>
    </style:style>
    <style:style style:name="P6" style:family="paragraph" style:parent-style-name="Standard">
      <style:text-properties officeooo:rsid="0014bbd0" officeooo:paragraph-rsid="0014bbd0"/>
    </style:style>
    <style:style style:name="P7" style:family="paragraph" style:parent-style-name="Standard">
      <style:text-properties officeooo:rsid="0014bbd0" officeooo:paragraph-rsid="00161694"/>
    </style:style>
    <style:style style:name="P8" style:family="paragraph" style:parent-style-name="Standard">
      <style:paragraph-properties>
        <style:tab-stops>
          <style:tab-stop style:position="4.4299in"/>
        </style:tab-stops>
      </style:paragraph-properties>
      <style:text-properties officeooo:rsid="00161694" officeooo:paragraph-rsid="00161694"/>
    </style:style>
    <style:style style:name="P9" style:family="paragraph" style:parent-style-name="Standard">
      <style:text-properties officeooo:paragraph-rsid="00161694"/>
    </style:style>
    <style:style style:name="P10" style:family="paragraph" style:parent-style-name="Standard">
      <style:paragraph-properties fo:break-before="page">
        <style:tab-stops>
          <style:tab-stop style:position="4.4299in"/>
        </style:tab-stops>
      </style:paragraph-properties>
      <style:text-properties officeooo:paragraph-rsid="00161694"/>
    </style:style>
    <style:style style:name="T1" style:family="text">
      <style:text-properties officeooo:rsid="001259d7"/>
    </style:style>
    <style:style style:name="T2" style:family="text">
      <style:text-properties officeooo:rsid="001382e5"/>
    </style:style>
    <style:style style:name="T3" style:family="text">
      <style:text-properties officeooo:rsid="0014bbd0"/>
    </style:style>
    <style:style style:name="T4" style:family="text">
      <style:text-properties officeooo:rsid="001616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Will<text:span text:style-name="T1">iam</text:span> Entriken</text:p>
      <text:p text:style-name="P1"><text:tab/>410 Keats Rd</text:p>
      <text:p text:style-name="P1"><text:tab/>Huntingdon Vy, PA 19006</text:p>
      <text:p text:style-name="P1"/>
      <text:p text:style-name="Standard"><text:span text:style-name="T1">4</text:span> <text:span text:style-name="T1">January </text:span>201<text:span text:style-name="T1">4</text:span></text:p>
      <text:p text:style-name="Standard"/>
      <text:p text:style-name="Standard"/>
      <text:p text:style-name="P3">SEPTA <text:span text:style-name="T2">Operations</text:span></text:p>
      <text:p text:style-name="P3">ATTN: Ronald G. Hopkins</text:p>
      <text:p text:style-name="Standard">1234 Market Street</text:p>
      <text:p text:style-name="Standard">10th Floor</text:p>
      <text:p text:style-name="Standard">Philadelphia, PA 19107</text:p>
      <text:p text:style-name="Standard"/>
      <text:p text:style-name="Standard"><text:span text:style-name="T2">Dear Mr. Hopkins</text:span>:</text:p>
      <text:p text:style-name="Standard"/>
      <text:p text:style-name="Standard"><text:tab/>I have been riding the Regional Rail for <text:span text:style-name="T1">many</text:span> years and always appreciate the ability to ride with SEPTA directly to a large number of places that I may want to go. <text:span text:style-name="T1">Over the past five years, I have collected data on all Regional Rail trains and analyzed road blocks to On-Time Performance achievement and potential solutions. In this third biennial report to SEPTA, please find attached my humble recommendations to further improve performance.</text:span></text:p>
      <text:p text:style-name="Standard"/>
      <text:p text:style-name="P5"><text:tab/>SEPTA regional rail has been <text:span text:style-name="T1">made significant improvements to its official OTP goals since my last report (November 2011). Joseph Casey attributes this largely to SEPTA's equipment upgrades and the resulting increase in reliability and reduction in overcrowding. For fiscal year 2013, there is solid achievement in the 90-plus percentage range and 2014 is off to a good start. It is even, perhaps, time to increase the goal.</text:span></text:p>
      <text:p text:style-name="P5"/>
      <text:p text:style-name="Standard"><text:tab/>Thanks again for all your effort in keeping <text:span text:style-name="T3">SEPTA running </text:span>safe<text:span text:style-name="T3">ly</text:span> and convenient<text:span text:style-name="T3">ly</text:span>.</text:p>
      <text:p text:style-name="Standard"/>
      <text:p text:style-name="Standard">Best regards,</text:p>
      <text:p text:style-name="Standard"/>
      <text:p text:style-name="P6"/>
      <text:p text:style-name="Standard"/>
      <text:p text:style-name="Standard">Will<text:span text:style-name="T3">iam</text:span> Entriken</text:p>
      <text:p text:style-name="P1"/>
      <text:p text:style-name="P1"><text:span text:style-name="T4">entriken</text:span>@phor.net</text:p>
      <text:p text:style-name="P1">267-738-4201</text:p>
      <text:p text:style-name="P1"/>
      <text:p text:style-name="P1">encl.</text:p>
      <text:p text:style-name="P1"/>
      <text:p text:style-name="P8">CC: Mike Zaleski</text:p>
      <text:p text:style-name="P8"/>
      <text:p text:style-name="P8"/>
      <text:p text:style-name="P10"><text:tab/>Will<text:span text:style-name="T1">iam</text:span> Entriken</text:p>
      <text:p text:style-name="P2"><text:tab/>410 Keats Rd</text:p>
      <text:p text:style-name="P2"><text:tab/>Huntingdon Vy, PA 19006</text:p>
      <text:p text:style-name="P2"/>
      <text:p text:style-name="P9"><text:span text:style-name="T1">4</text:span> <text:span text:style-name="T1">January </text:span>201<text:span text:style-name="T1">4</text:span></text:p>
      <text:p text:style-name="P9"/>
      <text:p text:style-name="P9"/>
      <text:p text:style-name="P4">SEPTA <text:span text:style-name="T2">Operations</text:span></text:p>
      <text:p text:style-name="P4">ATTN: <text:span text:style-name="T4">Mike Zaleski</text:span></text:p>
      <text:p text:style-name="P9">1234 Market Street</text:p>
      <text:p text:style-name="P9">10th Floor</text:p>
      <text:p text:style-name="P9">Philadelphia, PA 19107</text:p>
      <text:p text:style-name="P9"/>
      <text:p text:style-name="P9"><text:span text:style-name="T2">Dear Mike</text:span>:</text:p>
      <text:p text:style-name="P9"/>
      <text:p text:style-name="P9"><text:tab/>I have been riding the Regional Rail for <text:span text:style-name="T1">many</text:span> years and always appreciate the ability to ride with SEPTA directly to a large number of places that I may want to go. <text:span text:style-name="T1">Over the past five years, I have collected data on all Regional Rail trains and analyzed road blocks to On-Time Performance achievement and potential solutions. In this third biennial report to SEPTA, please find attached my humble recommendations to further improve performance.</text:span></text:p>
      <text:p text:style-name="P9"/>
      <text:p text:style-name="P9"><text:tab/>SEPTA regional rail has been <text:span text:style-name="T1">made significant improvements to its official OTP goals since my last report (November 2011). Joseph Casey attributes this largely to SEPTA's equipment upgrades and the resulting increase in reliability and reduction in overcrowding. For fiscal year 2013, there is solid achievement in the 90-plus percentage range and 2014 is off to a good start. It is even, perhaps, time to increase the goal.</text:span></text:p>
      <text:p text:style-name="P9"/>
      <text:p text:style-name="P9"><text:tab/>Thanks again for all your effort in keeping <text:span text:style-name="T3">SEPTA running </text:span>safe<text:span text:style-name="T3">ly</text:span> and convenient<text:span text:style-name="T3">ly</text:span>.</text:p>
      <text:p text:style-name="P9"/>
      <text:p text:style-name="P9">Best regards,</text:p>
      <text:p text:style-name="P9"/>
      <text:p text:style-name="P7"/>
      <text:p text:style-name="P9"/>
      <text:p text:style-name="P9">Will<text:span text:style-name="T3">iam</text:span> Entriken</text:p>
      <text:p text:style-name="P2"/>
      <text:p text:style-name="P2"><text:span text:style-name="T4">entriken</text:span>@phor.net</text:p>
      <text:p text:style-name="P2">267-738-4201</text:p>
      <text:p text:style-name="P2"/>
      <text:p text:style-name="P2">encl.</text:p>
      <text:p text:style-name="P2"/>
      <text:p text:style-name="P8">CC: <text:span text:style-name="T1">Ronald Hopkins</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1-22T20:10:42</meta:creation-date>
    <dc:date>2014-01-04T18:37:21.452357000</dc:date>
    <meta:editing-duration>PT5H19M39S</meta:editing-duration>
    <meta:editing-cycles>13</meta:editing-cycles>
    <meta:generator>LibreOffice/4.1.3.2$MacOSX_x86 LibreOffice_project/70feb7d99726f064edab4605a8ab840c50ec57a</meta:generator>
    <meta:print-date>2011-11-07T22:58:58</meta:print-date>
    <meta:printed-by>William Entriken</meta:printed-by>
    <meta:document-statistic meta:table-count="0" meta:image-count="0" meta:object-count="0" meta:page-count="2" meta:paragraph-count="38" meta:word-count="386" meta:character-count="2402" meta:non-whitespace-character-count="2042"/>
    <meta:user-defined meta:name="Info 1"/>
    <meta:user-defined meta:name="Info 2"/>
    <meta:user-defined meta:name="Info 3"/>
    <meta:user-defined meta:name="Info 4"/>
  </office:meta>
</office:document-meta>
</file>